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svg:stroke-width="0.2cm" svg:stroke-color="#00ffff" draw:marker-start="Circle" draw:marker-start-width="0.65cm" draw:marker-end="Symmetric_20_Arrow" draw:marker-end-width="0.75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.25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cm" fo:min-width="0.2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1cm" fo:min-width="0.2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4cm" fo:min-width="0.2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.2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2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2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0.3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0.5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0.5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8cm" fo:min-width="0.58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9cm" fo:min-width="0.4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7cm" fo:min-width="0.3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0.4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0.4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4cm" fo:min-width="0.4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30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30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44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44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9cm" fo:min-width="0.72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8cm" fo:min-width="0.655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1" draw:layer="layout" svg:width="3.901cm" svg:height="3.874cm" draw:transform="skewX (-0.0614355896702004) rotate (0.0736528944341607) translate (3.7771756013713cm 3.25333458626832cm)" svg:viewBox="0 0 3902 3875" svg:d="m725 0c1433 103 2266 169 3177 235-420 876-1623 3103-3902 3640">
          <text:p/>
        </draw:path>
        <draw:path draw:style-name="gr1" draw:text-style-name="P1" draw:layer="layout" svg:width="1.846cm" svg:height="1.587cm" draw:transform="skewX (-0.0333357887130917) rotate (-0.117809724509618) translate (6.5cm 5.3cm)" svg:viewBox="0 0 1847 1588" svg:d="m0 0c632 327 1644 1127 1847 1588">
          <text:p/>
        </draw:path>
        <draw:frame draw:style-name="gr2" draw:text-style-name="P2" draw:layer="layout" svg:width="0.777cm" svg:height="0.818cm" svg:x="6.323cm" svg:y="5.1cm">
          <draw:text-box>
            <text:p><text:span text:style-name="T1">2</text:span></text:p>
          </draw:text-box>
        </draw:frame>
        <draw:frame draw:style-name="gr3" draw:text-style-name="P2" draw:layer="layout" svg:width="0.777cm" svg:height="0.818cm" svg:x="4.423cm" svg:y="2.8cm">
          <draw:text-box>
            <text:p><text:span text:style-name="T1">1</text:span></text:p>
          </draw:text-box>
        </draw:frame>
        <draw:path draw:style-name="gr1" draw:text-style-name="P1" draw:layer="layout" svg:width="3.901cm" svg:height="3.874cm" draw:transform="skewX (-0.0614355896702004) rotate (0.0736528944341607) translate (10.8771756013713cm 3.25333458626832cm)" svg:viewBox="0 0 3902 3875" svg:d="m725 0c1433 103 2266 169 3177 235-420 876-1623 3103-3902 3640">
          <text:p/>
        </draw:path>
        <draw:path draw:style-name="gr1" draw:text-style-name="P1" draw:layer="layout" svg:width="1.846cm" svg:height="1.587cm" draw:transform="skewX (-0.0333357887130917) rotate (-0.117809724509618) translate (13.6cm 5.3cm)" svg:viewBox="0 0 1847 1588" svg:d="m0 0c632 327 1644 1127 1847 1588">
          <text:p/>
        </draw:path>
        <draw:frame draw:style-name="gr2" draw:text-style-name="P2" draw:layer="layout" svg:width="0.777cm" svg:height="0.818cm" svg:x="13.423cm" svg:y="5.1cm">
          <draw:text-box>
            <text:p><text:span text:style-name="T1">2</text:span></text:p>
          </draw:text-box>
        </draw:frame>
        <draw:frame draw:style-name="gr3" draw:text-style-name="P2" draw:layer="layout" svg:width="0.777cm" svg:height="0.818cm" svg:x="11.523cm" svg:y="2.8cm">
          <draw:text-box>
            <text:p><text:span text:style-name="T1">1</text:span></text:p>
          </draw:text-box>
        </draw:frame>
        <draw:path draw:style-name="gr1" draw:text-style-name="P1" draw:layer="layout" svg:width="4.081cm" svg:height="0.069cm" draw:transform="skewX (-0.00226892802759264) rotate (0.0996583002888762) translate (19.5300384785876cm 3.85047643895084cm)" svg:viewBox="0 0 4082 70" svg:d="m0 30c755 73 2813 37 4082-30">
          <text:p/>
        </draw:path>
        <draw:path draw:style-name="gr1" draw:text-style-name="P1" draw:layer="layout" svg:width="0.328cm" svg:height="6.087cm" draw:transform="skewX (-0.0570722665402146) translate (21.3658135138244cm 1.61160259999233cm)" svg:viewBox="0 0 329 6088" svg:d="m0 0c140 1464 309 4735 329 6088">
          <text:p/>
        </draw:path>
        <draw:path draw:style-name="gr1" draw:text-style-name="P1" draw:layer="layout" svg:width="5.05cm" svg:height="0.056cm" draw:transform="rotate (0.0996583002888762) translate (19.1481490582147cm 5.48334550357713cm)" svg:viewBox="0 0 5051 57" svg:d="m0 37c755 73 3599-75 5051-27">
          <text:p/>
        </draw:path>
        <draw:frame draw:style-name="gr4" draw:text-style-name="P2" draw:layer="layout" svg:width="0.777cm" svg:height="0.818cm" svg:x="20.977cm" svg:y="1.515cm">
          <draw:text-box>
            <text:p><text:span text:style-name="T1">3</text:span></text:p>
          </draw:text-box>
        </draw:frame>
        <draw:frame draw:style-name="gr3" draw:text-style-name="P2" draw:layer="layout" svg:width="0.777cm" svg:height="0.818cm" svg:x="19.477cm" svg:y="3.515cm">
          <draw:text-box>
            <text:p><text:span text:style-name="T1">1</text:span></text:p>
          </draw:text-box>
        </draw:frame>
        <draw:frame draw:style-name="gr5" draw:text-style-name="P2" draw:layer="layout" svg:width="0.777cm" svg:height="1.384cm" svg:x="19.1cm" svg:y="5.031cm">
          <draw:text-box>
            <text:p><text:span text:style-name="T1">2</text:span></text:p>
          </draw:text-box>
        </draw:frame>
        <draw:path draw:style-name="gr1" draw:text-style-name="P1" draw:layer="layout" svg:width="1.543cm" svg:height="1.235cm" draw:transform="skewX (-0.0191986217719376) rotate (-0.109955742875643) translate (15.277cm 2.5cm)" svg:viewBox="0 0 1544 1236" svg:d="m0 0c528 254 1375 877 1544 1236">
          <text:p/>
        </draw:path>
        <draw:frame draw:style-name="gr2" draw:text-style-name="P2" draw:layer="layout" svg:width="0.777cm" svg:height="0.818cm" svg:x="15.1cm" svg:y="2.3cm">
          <draw:text-box>
            <text:p><text:span text:style-name="T1">4</text:span></text:p>
          </draw:text-box>
        </draw:frame>
        <draw:path draw:style-name="gr1" draw:text-style-name="P1" draw:layer="layout" svg:width="1.519cm" svg:height="1.234cm" draw:transform="skewX (-0.022165681500328) rotate (-0.111701072127638) translate (16.1cm 2cm)" svg:viewBox="0 0 1520 1235" svg:d="m0 0c520 254 1353 877 1520 1235">
          <text:p/>
        </draw:path>
        <draw:frame draw:style-name="gr2" draw:text-style-name="P2" draw:layer="layout" svg:width="0.777cm" svg:height="0.818cm" svg:x="15.9cm" svg:y="1.8cm">
          <draw:text-box>
            <text:p><text:span text:style-name="T1">3</text:span></text:p>
          </draw:text-box>
        </draw:frame>
      </draw:page>
      <draw:page draw:name="page2" draw:style-name="dp1" draw:master-page-name="標準">
        <draw:path draw:style-name="gr1" draw:text-style-name="P1" draw:layer="layout" svg:width="1.697cm" svg:height="0.745cm" draw:transform="skewX (-0.00349065850398863) rotate (0.0982620368872807) translate (3.33469230769231cm 4.00042857142857cm)" svg:viewBox="0 0 1698 746" svg:d="m0 0c558 359 1346 326 1698 746">
          <text:p/>
        </draw:path>
        <draw:path draw:style-name="gr1" draw:text-style-name="P1" draw:layer="layout" svg:width="2.827cm" svg:height="4.179cm" draw:transform="skewX (-0.000174532925199431) rotate (0.0996583002888762) translate (2.96743504813982cm 2.99324674455408cm)" svg:viewBox="0 0 2828 4180" svg:d="m937 0c1058 103 1218 123 1891 189-193 953-240 3376-2828 3991">
          <text:p/>
        </draw:path>
        <draw:path draw:style-name="gr1" draw:text-style-name="P1" draw:layer="layout" svg:width="1.162cm" svg:height="2.58cm" draw:transform="rotate (0.0998328332140756) translate (2.54276567977676cm 2.3159153306976cm)" svg:viewBox="0 0 1163 2581" svg:d="m1163 0c-70 697-923 2120-1163 2581">
          <text:p/>
        </draw:path>
        <draw:frame draw:style-name="gr6" draw:text-style-name="P2" draw:layer="layout" svg:width="0.777cm" svg:height="0.818cm" svg:x="3.824cm" svg:y="2.431cm">
          <draw:text-box>
            <text:p><text:span text:style-name="T1">2</text:span></text:p>
          </draw:text-box>
        </draw:frame>
        <draw:frame draw:style-name="gr3" draw:text-style-name="P2" draw:layer="layout" svg:width="0.777cm" svg:height="0.818cm" svg:x="2.378cm" svg:y="4.44cm">
          <draw:text-box>
            <text:p><text:span text:style-name="T1">1</text:span></text:p>
          </draw:text-box>
        </draw:frame>
        <draw:frame draw:style-name="gr4" draw:text-style-name="P2" draw:layer="layout" svg:width="0.777cm" svg:height="0.818cm" svg:x="3.3cm" svg:y="3.7cm">
          <draw:text-box>
            <text:p><text:span text:style-name="T1">3</text:span></text:p>
          </draw:text-box>
        </draw:frame>
        <draw:frame draw:style-name="gr3" draw:text-style-name="P2" draw:layer="layout" svg:width="0.777cm" svg:height="0.818cm" svg:x="3.223cm" svg:y="2.082cm">
          <draw:text-box>
            <text:p><text:span text:style-name="T1">1</text:span></text:p>
          </draw:text-box>
        </draw:frame>
        <draw:path draw:style-name="gr1" draw:text-style-name="P1" draw:layer="layout" svg:width="1.543cm" svg:height="1.235cm" draw:transform="skewX (-0.0191986217719376) rotate (-0.109955742875643) translate (6.477cm 2.2cm)" svg:viewBox="0 0 1544 1236" svg:d="m0 0c528 254 1375 877 1544 1236">
          <text:p/>
        </draw:path>
        <draw:frame draw:style-name="gr2" draw:text-style-name="P2" draw:layer="layout" svg:width="0.777cm" svg:height="0.818cm" svg:x="6.3cm" svg:y="2cm">
          <draw:text-box>
            <text:p><text:span text:style-name="T1">5</text:span></text:p>
          </draw:text-box>
        </draw:frame>
        <draw:path draw:style-name="gr1" draw:text-style-name="P1" draw:layer="layout" svg:width="1.519cm" svg:height="1.234cm" draw:transform="skewX (-0.022165681500328) rotate (-0.111701072127637) translate (7.3cm 1.7cm)" svg:viewBox="0 0 1520 1235" svg:d="m0 0c520 254 1353 877 1520 1235">
          <text:p/>
        </draw:path>
        <draw:frame draw:style-name="gr2" draw:text-style-name="P2" draw:layer="layout" svg:width="0.777cm" svg:height="0.818cm" svg:x="7.1cm" svg:y="1.5cm">
          <draw:text-box>
            <text:p><text:span text:style-name="T1">4</text:span></text:p>
          </draw:text-box>
        </draw:frame>
        <draw:path draw:style-name="gr1" draw:text-style-name="P1" draw:layer="layout" svg:width="0.282cm" svg:height="3.094cm" draw:transform="rotate (0.0996583002888762) translate (12.2041108693155cm 4.32078673943926cm)" svg:viewBox="0 0 283 3095" svg:d="m209 0c149 517 70 308-209 3095">
          <text:p/>
        </draw:path>
        <draw:path draw:style-name="gr1" draw:text-style-name="P1" draw:layer="layout" svg:width="3.624cm" svg:height="2.957cm" draw:transform="rotate (0.0996583002888762) translate (9.90547986791071cm 2.66061430446775cm)" svg:viewBox="0 0 3625 2958" svg:d="m3625 0c-115 934-3869 3046-3612 2955">
          <text:p/>
        </draw:path>
        <draw:frame draw:style-name="gr7" draw:text-style-name="P2" draw:layer="layout" svg:width="0.777cm" svg:height="0.818cm" svg:x="12.935cm" svg:y="2.2cm">
          <draw:text-box>
            <text:p><text:span text:style-name="T1">1</text:span></text:p>
          </draw:text-box>
        </draw:frame>
        <draw:frame draw:style-name="gr8" draw:text-style-name="P2" draw:layer="layout" svg:width="0.777cm" svg:height="0.818cm" svg:x="12.112cm" svg:y="4.2cm">
          <draw:text-box>
            <text:p><text:span text:style-name="T1">2</text:span></text:p>
          </draw:text-box>
        </draw:frame>
        <draw:path draw:style-name="gr1" draw:text-style-name="P1" draw:layer="layout" svg:width="1.406cm" svg:height="2.952cm" draw:transform="skewX (-0.00349065850398867) rotate (0.0982620368872808) translate (19.6cm 3.5cm)" svg:viewBox="0 0 1407 2953" svg:d="m0 0c566 357 1358 2446 1407 2953">
          <text:p/>
        </draw:path>
        <draw:path draw:style-name="gr1" draw:text-style-name="P1" draw:layer="layout" svg:width="2.128cm" svg:height="3.203cm" draw:transform="rotate (0.0996583002888762) translate (15.981218929687cm 3.31185595366349cm)" svg:viewBox="0 0 2129 3204" svg:d="m2129 0c-229 1338-1293 2886-2129 3204">
          <text:p/>
        </draw:path>
        <draw:frame draw:style-name="gr9" draw:text-style-name="P2" draw:layer="layout" svg:width="0.777cm" svg:height="0.818cm" svg:x="19.424cm" svg:y="3.3cm">
          <draw:text-box>
            <text:p><text:span text:style-name="T1">2</text:span></text:p>
          </draw:text-box>
        </draw:frame>
        <draw:frame draw:style-name="gr3" draw:text-style-name="P2" draw:layer="layout" svg:width="0.777cm" svg:height="0.818cm" svg:x="17.978cm" svg:y="5.309cm">
          <draw:text-box>
            <text:p><text:span text:style-name="T1">1</text:span></text:p>
          </draw:text-box>
        </draw:frame>
        <draw:frame draw:style-name="gr3" draw:text-style-name="P2" draw:layer="layout" svg:width="0.777cm" svg:height="0.818cm" svg:x="17.623cm" svg:y="3cm">
          <draw:text-box>
            <text:p><text:span text:style-name="T1">1</text:span></text:p>
          </draw:text-box>
        </draw:frame>
        <draw:path draw:style-name="gr1" draw:text-style-name="P1" draw:layer="layout" svg:width="2.656cm" svg:height="3.452cm" draw:transform="rotate (0.0996583002888762) translate (24.9794684736903cm 2.96432551262274cm)" svg:viewBox="0 0 2657 3453" svg:d="m2657 0c-230 1338-1464 3183-2657 3453">
          <text:p/>
        </draw:path>
        <draw:path draw:style-name="gr1" draw:text-style-name="P1" draw:layer="layout" svg:width="0.902cm" svg:height="1.299cm" draw:transform="skewX (-0.0570722665402146) translate (24.046cm 2.8cm)" svg:viewBox="0 0 903 1300" svg:d="m0 0c37 700 631 800 903 1300">
          <text:p/>
        </draw:path>
        <draw:path draw:style-name="gr1" draw:text-style-name="P1" draw:layer="layout" svg:width="0.902cm" svg:height="1.299cm" draw:transform="skewX (-0.0570722665402146) translate (25.046cm 2.6cm)" svg:viewBox="0 0 903 1300" svg:d="m0 0c37 700 631 800 903 1300">
          <text:p/>
        </draw:path>
        <draw:frame draw:style-name="gr4" draw:text-style-name="P2" draw:layer="layout" svg:width="0.777cm" svg:height="0.818cm" svg:x="27.223cm" svg:y="2.6cm">
          <draw:text-box>
            <text:p><text:span text:style-name="T1">3</text:span></text:p>
          </draw:text-box>
        </draw:frame>
        <draw:frame draw:style-name="gr6" draw:text-style-name="P2" draw:layer="layout" svg:width="0.777cm" svg:height="0.818cm" svg:x="24.746cm" svg:y="2.5cm">
          <draw:text-box>
            <text:p><text:span text:style-name="T1">2</text:span></text:p>
          </draw:text-box>
        </draw:frame>
        <draw:frame draw:style-name="gr3" draw:text-style-name="P2" draw:layer="layout" svg:width="0.777cm" svg:height="0.818cm" svg:x="23.823cm" svg:y="2.7cm">
          <draw:text-box>
            <text:p><text:span text:style-name="T1">1</text:span></text:p>
          </draw:text-box>
        </draw:frame>
      </draw:page>
      <draw:page draw:name="page3" draw:style-name="dp1" draw:master-page-name="標準">
        <draw:path draw:style-name="gr1" draw:text-style-name="P1" draw:layer="layout" svg:width="3.978cm" svg:height="0.41cm" draw:transform="rotate (0.102974425867665) translate (6.4cm 4.518cm)" svg:viewBox="0 0 3979 411" svg:d="m0 0c879 89 2302 219 3979 411">
          <text:p/>
        </draw:path>
        <draw:path draw:style-name="gr1" draw:text-style-name="P1" draw:layer="layout" svg:width="0.061cm" svg:height="2.154cm" draw:transform="skewX (-1.06622164004334) rotate (-1.07145762779932) translate (8.1937422184156cm 3.10652718147922cm)" svg:viewBox="0 0 62 2155" svg:d="m13 0c-29 464-8-355 49 2155">
          <text:p/>
        </draw:path>
        <draw:path draw:style-name="gr1" draw:text-style-name="P1" draw:layer="layout" svg:width="0.925cm" svg:height="1.299cm" draw:transform="skewX (-0.0570722665402146) translate (9.2cm 5.318cm)" svg:viewBox="0 0 926 1300" svg:d="m0 0c37 700 654 800 926 1300">
          <text:p/>
        </draw:path>
        <draw:path draw:style-name="gr1" draw:text-style-name="P1" draw:layer="layout" svg:width="1.034cm" svg:height="1.303cm" draw:transform="rotate (0.0996583002888762) translate (6.1703093909717cm 5.62095829475284cm)" svg:viewBox="0 0 1035 1304" svg:d="m1035 0c-269 677-717 1134-1035 1304">
          <text:p/>
        </draw:path>
        <draw:frame draw:style-name="gr3" draw:text-style-name="P2" draw:layer="layout" svg:width="0.777cm" svg:height="0.818cm" svg:x="8.923cm" svg:y="5.2cm">
          <draw:text-box>
            <text:p><text:span text:style-name="T1">4</text:span></text:p>
          </draw:text-box>
        </draw:frame>
        <draw:frame draw:style-name="gr4" draw:text-style-name="P2" draw:layer="layout" svg:width="0.777cm" svg:height="0.818cm" svg:x="6.723cm" svg:y="5.418cm">
          <draw:text-box>
            <text:p><text:span text:style-name="T1">3</text:span></text:p>
          </draw:text-box>
        </draw:frame>
        <draw:frame draw:style-name="gr3" draw:text-style-name="P2" draw:layer="layout" svg:width="0.777cm" svg:height="0.818cm" svg:x="7.8cm" svg:y="3.1cm">
          <draw:text-box>
            <text:p><text:span text:style-name="T1">1</text:span></text:p>
          </draw:text-box>
        </draw:frame>
        <draw:frame draw:style-name="gr9" draw:text-style-name="P2" draw:layer="layout" svg:width="0.777cm" svg:height="0.818cm" svg:x="6.323cm" svg:y="4.1cm">
          <draw:text-box>
            <text:p><text:span text:style-name="T1">2</text:span></text:p>
          </draw:text-box>
        </draw:frame>
        <draw:path draw:style-name="gr1" draw:text-style-name="P1" draw:layer="layout" svg:width="3.937cm" svg:height="2.032cm" draw:transform="skewX (-0.00383972435438753) rotate (0.097563905186483) translate (14.072686709372cm 4.8822311691817cm)" svg:viewBox="0 0 3938 2033" svg:d="m0 2028c1094 107 4172-1501 3924-2028">
          <text:p/>
        </draw:path>
        <draw:path draw:style-name="gr1" draw:text-style-name="P1" draw:layer="layout" svg:width="1.64cm" svg:height="0.663cm" draw:transform="skewX (-0.00261799387799149) rotate (0.0982620368872807) translate (14.178cm 3.6cm)" svg:viewBox="0 0 1641 664" svg:d="m0 0c272 235 1368 444 1641 664">
          <text:p/>
        </draw:path>
        <draw:frame draw:style-name="gr10" draw:text-style-name="P2" draw:layer="layout" svg:width="0.777cm" svg:height="0.818cm" svg:x="14.201cm" svg:y="6.382cm">
          <draw:text-box>
            <text:p><text:span text:style-name="T1">2</text:span></text:p>
          </draw:text-box>
        </draw:frame>
        <draw:frame draw:style-name="gr3" draw:text-style-name="P2" draw:layer="layout" svg:width="0.777cm" svg:height="0.818cm" svg:x="14.078cm" svg:y="3.282cm">
          <draw:text-box>
            <text:p><text:span text:style-name="T1">1</text:span></text:p>
          </draw:text-box>
        </draw:frame>
        <draw:path draw:style-name="gr1" draw:text-style-name="P1" draw:layer="layout" svg:width="1.697cm" svg:height="0.745cm" draw:transform="skewX (-0.00349065850398864) rotate (0.0982620368872807) translate (22.1566923076923cm 4.44842857142857cm)" svg:viewBox="0 0 1698 746" svg:d="m0 0c558 359 1346 326 1698 746">
          <text:p/>
        </draw:path>
        <draw:path draw:style-name="gr1" draw:text-style-name="P1" draw:layer="layout" svg:width="2.827cm" svg:height="4.179cm" draw:transform="skewX (-0.000174532925199431) rotate (0.0996583002888762) translate (21.7894350481398cm 3.44124674455408cm)" svg:viewBox="0 0 2828 4180" svg:d="m937 0c1058 103 1218 123 1891 189-193 953-240 3376-2828 3991">
          <text:p/>
        </draw:path>
        <draw:path draw:style-name="gr1" draw:text-style-name="P1" draw:layer="layout" svg:width="1.162cm" svg:height="2.58cm" draw:transform="rotate (0.0998328332140756) translate (21.3647656797768cm 2.7639153306976cm)" svg:viewBox="0 0 1163 2581" svg:d="m1163 0c-70 697-923 2120-1163 2581">
          <text:p/>
        </draw:path>
        <draw:frame draw:style-name="gr6" draw:text-style-name="P2" draw:layer="layout" svg:width="0.777cm" svg:height="0.818cm" svg:x="22.646cm" svg:y="2.879cm">
          <draw:text-box>
            <text:p><text:span text:style-name="T1">2</text:span></text:p>
          </draw:text-box>
        </draw:frame>
        <draw:frame draw:style-name="gr3" draw:text-style-name="P2" draw:layer="layout" svg:width="0.777cm" svg:height="0.818cm" svg:x="21.2cm" svg:y="4.888cm">
          <draw:text-box>
            <text:p><text:span text:style-name="T1">1</text:span></text:p>
          </draw:text-box>
        </draw:frame>
        <draw:frame draw:style-name="gr4" draw:text-style-name="P2" draw:layer="layout" svg:width="0.777cm" svg:height="0.818cm" svg:x="22.122cm" svg:y="4.148cm">
          <draw:text-box>
            <text:p><text:span text:style-name="T1">3</text:span></text:p>
          </draw:text-box>
        </draw:frame>
        <draw:frame draw:style-name="gr3" draw:text-style-name="P2" draw:layer="layout" svg:width="0.777cm" svg:height="0.818cm" svg:x="22.045cm" svg:y="2.53cm">
          <draw:text-box>
            <text:p><text:span text:style-name="T1">1</text:span></text:p>
          </draw:text-box>
        </draw:frame>
        <draw:path draw:style-name="gr1" draw:text-style-name="P1" draw:layer="layout" svg:width="1.543cm" svg:height="1.235cm" draw:transform="skewX (-0.0191986217719376) rotate (-0.109955742875643) translate (25.299cm 2.648cm)" svg:viewBox="0 0 1544 1236" svg:d="m0 0c528 254 1375 877 1544 1236">
          <text:p/>
        </draw:path>
        <draw:frame draw:style-name="gr2" draw:text-style-name="P2" draw:layer="layout" svg:width="0.777cm" svg:height="0.818cm" svg:x="25.122cm" svg:y="2.448cm">
          <draw:text-box>
            <text:p><text:span text:style-name="T1">5</text:span></text:p>
          </draw:text-box>
        </draw:frame>
        <draw:path draw:style-name="gr1" draw:text-style-name="P1" draw:layer="layout" svg:width="1.519cm" svg:height="1.234cm" draw:transform="skewX (-0.022165681500328) rotate (-0.111701072127637) translate (26.122cm 2.148cm)" svg:viewBox="0 0 1520 1235" svg:d="m0 0c520 254 1353 877 1520 1235">
          <text:p/>
        </draw:path>
        <draw:frame draw:style-name="gr2" draw:text-style-name="P2" draw:layer="layout" svg:width="0.777cm" svg:height="0.818cm" svg:x="25.922cm" svg:y="1.948cm">
          <draw:text-box>
            <text:p><text:span text:style-name="T1">4</text:span></text:p>
          </draw:text-box>
        </draw:frame>
      </draw:page>
      <draw:page draw:name="page4" draw:style-name="dp1" draw:master-page-name="標準">
        <draw:path draw:style-name="gr1" draw:text-style-name="P1" draw:layer="layout" svg:width="3.901cm" svg:height="3.874cm" draw:transform="skewX (-0.0614355896702004) rotate (0.0736528944341607) translate (4.1771756013713cm 3.35333458626832cm)" svg:viewBox="0 0 3902 3875" svg:d="m725 0c1433 103 2266 169 3177 235-420 876-1623 3103-3902 3640">
          <text:p/>
        </draw:path>
        <draw:path draw:style-name="gr1" draw:text-style-name="P1" draw:layer="layout" svg:width="1.846cm" svg:height="1.587cm" draw:transform="skewX (-0.0333357887130917) rotate (-0.117809724509618) translate (6.9cm 5.4cm)" svg:viewBox="0 0 1847 1588" svg:d="m0 0c632 327 1644 1127 1847 1588">
          <text:p/>
        </draw:path>
        <draw:frame draw:style-name="gr2" draw:text-style-name="P2" draw:layer="layout" svg:width="0.777cm" svg:height="0.818cm" svg:x="6.723cm" svg:y="5.2cm">
          <draw:text-box>
            <text:p><text:span text:style-name="T1">2</text:span></text:p>
          </draw:text-box>
        </draw:frame>
        <draw:frame draw:style-name="gr3" draw:text-style-name="P2" draw:layer="layout" svg:width="0.777cm" svg:height="0.818cm" svg:x="4.823cm" svg:y="2.9cm">
          <draw:text-box>
            <text:p><text:span text:style-name="T1">1</text:span></text:p>
          </draw:text-box>
        </draw:frame>
        <draw:path draw:style-name="gr1" draw:text-style-name="P1" draw:layer="layout" svg:width="1.406cm" svg:height="2.952cm" draw:transform="skewX (-0.00349065850398865) rotate (0.0982620368872807) translate (15.7cm 3.9cm)" svg:viewBox="0 0 1407 2953" svg:d="m0 0c566 357 1358 2446 1407 2953">
          <text:p/>
        </draw:path>
        <draw:path draw:style-name="gr1" draw:text-style-name="P1" draw:layer="layout" svg:width="2.128cm" svg:height="3.203cm" draw:transform="rotate (0.0996583002888762) translate (12.081218929687cm 3.71185595366349cm)" svg:viewBox="0 0 2129 3204" svg:d="m2129 0c-229 1338-1293 2886-2129 3204">
          <text:p/>
        </draw:path>
        <draw:frame draw:style-name="gr9" draw:text-style-name="P2" draw:layer="layout" svg:width="0.777cm" svg:height="0.818cm" svg:x="15.524cm" svg:y="3.7cm">
          <draw:text-box>
            <text:p><text:span text:style-name="T1">2</text:span></text:p>
          </draw:text-box>
        </draw:frame>
        <draw:frame draw:style-name="gr3" draw:text-style-name="P2" draw:layer="layout" svg:width="0.777cm" svg:height="0.818cm" svg:x="14.078cm" svg:y="5.709cm">
          <draw:text-box>
            <text:p><text:span text:style-name="T1">1</text:span></text:p>
          </draw:text-box>
        </draw:frame>
        <draw:frame draw:style-name="gr3" draw:text-style-name="P2" draw:layer="layout" svg:width="0.777cm" svg:height="0.818cm" svg:x="13.723cm" svg:y="3.4cm">
          <draw:text-box>
            <text:p><text:span text:style-name="T1">1</text:span></text:p>
          </draw:text-box>
        </draw:frame>
        <draw:path draw:style-name="gr1" draw:text-style-name="P1" draw:layer="layout" svg:width="1.543cm" svg:height="1.235cm" draw:transform="skewX (-0.0191986217719376) rotate (-0.109955742875643) translate (16.877cm 3.2cm)" svg:viewBox="0 0 1544 1236" svg:d="m0 0c528 254 1375 877 1544 1236">
          <text:p/>
        </draw:path>
        <draw:frame draw:style-name="gr2" draw:text-style-name="P2" draw:layer="layout" svg:width="0.777cm" svg:height="0.818cm" svg:x="16.7cm" svg:y="3cm">
          <draw:text-box>
            <text:p><text:span text:style-name="T1">4</text:span></text:p>
          </draw:text-box>
        </draw:frame>
        <draw:path draw:style-name="gr1" draw:text-style-name="P1" draw:layer="layout" svg:width="1.519cm" svg:height="1.234cm" draw:transform="skewX (-0.022165681500328) rotate (-0.111701072127637) translate (17.7cm 2.7cm)" svg:viewBox="0 0 1520 1235" svg:d="m0 0c520 254 1353 877 1520 1235">
          <text:p/>
        </draw:path>
        <draw:frame draw:style-name="gr2" draw:text-style-name="P2" draw:layer="layout" svg:width="0.777cm" svg:height="0.818cm" svg:x="17.5cm" svg:y="2.5cm">
          <draw:text-box>
            <text:p><text:span text:style-name="T1">3</text:span></text:p>
          </draw:text-box>
        </draw:frame>
        <draw:path draw:style-name="gr1" draw:text-style-name="P1" draw:layer="layout" svg:width="1.929cm" svg:height="3.223cm" draw:transform="rotate (0.0996583002888762) translate (21.1792391416344cm 3.58805600291135cm)" svg:viewBox="0 0 1930 3224" svg:d="m1930 0c-229 1338-737 2954-1930 3224">
          <text:p/>
        </draw:path>
        <draw:path draw:style-name="gr1" draw:text-style-name="P1" draw:layer="layout" svg:width="5.199cm" svg:height="3.023cm" draw:transform="skewX (-1.06622164004334) rotate (-1.07145762779932) translate (24.309767890725cm 0.830487337258244cm)" svg:viewBox="0 0 5200 3024" svg:d="m0 902c27 346 6 456 48 2107 5 236 4541-2363 5152-3009">
          <text:p/>
        </draw:path>
        <draw:frame draw:style-name="gr2" draw:text-style-name="P2" draw:layer="layout" svg:width="0.777cm" svg:height="0.818cm" svg:x="23.923cm" svg:y="2.596cm">
          <draw:text-box>
            <text:p><text:span text:style-name="T1">2</text:span></text:p>
          </draw:text-box>
        </draw:frame>
        <draw:frame draw:style-name="gr3" draw:text-style-name="P2" draw:layer="layout" svg:width="0.777cm" svg:height="0.818cm" svg:x="22.7cm" svg:y="3.296cm">
          <draw:text-box>
            <text:p><text:span text:style-name="T1">1</text:span></text:p>
          </draw:text-box>
        </draw:frame>
      </draw:page>
      <draw:page draw:name="page5" draw:style-name="dp1" draw:master-page-name="標準">
        <draw:path draw:style-name="gr1" draw:text-style-name="P1" draw:layer="layout" svg:width="1.664cm" svg:height="1.068cm" draw:transform="skewX (-0.0026179938779915) rotate (0.0982620368872808) translate (5.978cm 4.818cm)" svg:viewBox="0 0 1665 1069" svg:d="m0 0c497 49 1392 849 1665 1069">
          <text:p/>
        </draw:path>
        <draw:path draw:style-name="gr1" draw:text-style-name="P1" draw:layer="layout" svg:width="0.046cm" svg:height="2.308cm" draw:transform="skewX (-1.06622164004334) rotate (-1.07145762779932) translate (5.980692064095cm 2.80093512517181cm)" svg:viewBox="0 0 47 2309" svg:d="m19 0c-29 464-29-201 28 2309">
          <text:p/>
        </draw:path>
        <draw:frame draw:style-name="gr6" draw:text-style-name="P2" draw:layer="layout" svg:width="0.777cm" svg:height="0.818cm" svg:x="5.977cm" svg:y="4.518cm">
          <draw:text-box>
            <text:p><text:span text:style-name="T1">2</text:span></text:p>
          </draw:text-box>
        </draw:frame>
        <draw:frame draw:style-name="gr3" draw:text-style-name="P2" draw:layer="layout" svg:width="0.777cm" svg:height="0.818cm" svg:x="5.6cm" svg:y="2.7cm">
          <draw:text-box>
            <text:p><text:span text:style-name="T1">1</text:span></text:p>
          </draw:text-box>
        </draw:frame>
        <draw:path draw:style-name="gr1" draw:text-style-name="P1" draw:layer="layout" svg:width="1.697cm" svg:height="0.745cm" draw:transform="skewX (-0.00349065850398865) rotate (0.0982620368872807) translate (22.0346923076923cm 4.04842857142857cm)" svg:viewBox="0 0 1698 746" svg:d="m0 0c558 359 1346 326 1698 746">
          <text:p/>
        </draw:path>
        <draw:path draw:style-name="gr1" draw:text-style-name="P1" draw:layer="layout" svg:width="2.827cm" svg:height="4.179cm" draw:transform="skewX (-0.000174532925199431) rotate (0.0996583002888762) translate (21.6674350481398cm 3.04124674455408cm)" svg:viewBox="0 0 2828 4180" svg:d="m937 0c1058 103 1218 123 1891 189-193 953-240 3376-2828 3991">
          <text:p/>
        </draw:path>
        <draw:path draw:style-name="gr1" draw:text-style-name="P1" draw:layer="layout" svg:width="1.162cm" svg:height="2.58cm" draw:transform="rotate (0.0998328332140756) translate (21.2427656797768cm 2.3639153306976cm)" svg:viewBox="0 0 1163 2581" svg:d="m1163 0c-70 697-923 2120-1163 2581">
          <text:p/>
        </draw:path>
        <draw:frame draw:style-name="gr6" draw:text-style-name="P2" draw:layer="layout" svg:width="0.777cm" svg:height="0.818cm" svg:x="22.524cm" svg:y="2.479cm">
          <draw:text-box>
            <text:p><text:span text:style-name="T1">2</text:span></text:p>
          </draw:text-box>
        </draw:frame>
        <draw:frame draw:style-name="gr3" draw:text-style-name="P2" draw:layer="layout" svg:width="0.777cm" svg:height="0.818cm" svg:x="21.078cm" svg:y="4.488cm">
          <draw:text-box>
            <text:p><text:span text:style-name="T1">1</text:span></text:p>
          </draw:text-box>
        </draw:frame>
        <draw:frame draw:style-name="gr4" draw:text-style-name="P2" draw:layer="layout" svg:width="0.777cm" svg:height="0.818cm" svg:x="22cm" svg:y="3.748cm">
          <draw:text-box>
            <text:p><text:span text:style-name="T1">3</text:span></text:p>
          </draw:text-box>
        </draw:frame>
        <draw:frame draw:style-name="gr3" draw:text-style-name="P2" draw:layer="layout" svg:width="0.777cm" svg:height="0.818cm" svg:x="21.923cm" svg:y="2.13cm">
          <draw:text-box>
            <text:p><text:span text:style-name="T1">1</text:span></text:p>
          </draw:text-box>
        </draw:frame>
        <draw:path draw:style-name="gr1" draw:text-style-name="P1" draw:layer="layout" svg:width="3.648cm" svg:height="0.384cm" draw:transform="rotate (0.0996583002888762) translate (13.203cm 6.6cm)" svg:viewBox="0 0 3649 385" svg:d="m0 0c755 74 2208 224 3649 385">
          <text:p/>
        </draw:path>
        <draw:frame draw:style-name="gr3" draw:text-style-name="P2" draw:layer="layout" svg:width="0.777cm" svg:height="0.818cm" svg:x="13.2cm" svg:y="3.519cm">
          <draw:text-box>
            <text:p><text:span text:style-name="T1">1</text:span></text:p>
          </draw:text-box>
        </draw:frame>
        <draw:path draw:style-name="gr1" draw:text-style-name="P1" draw:layer="layout" svg:width="2.586cm" svg:height="0.257cm" draw:transform="rotate (0.0994837673636768) translate (14.003cm 4.9cm)" svg:viewBox="0 0 2587 258" svg:d="m0 0c755 73 1146 98 2587 258">
          <text:p/>
        </draw:path>
        <draw:path draw:style-name="gr1" draw:text-style-name="P1" draw:layer="layout" svg:width="3.758cm" svg:height="4.347cm" draw:transform="skewX (0.169471470368649) rotate (0.215199096770901) translate (13.296cm 3.138cm)" svg:viewBox="0 0 3759 4348" svg:d="m0 0c769 157 2292 410 3759 754-40 845-228 2649-273 3594">
          <text:p/>
        </draw:path>
        <draw:frame draw:style-name="gr3" draw:text-style-name="P2" draw:layer="layout" svg:width="0.777cm" svg:height="0.818cm" svg:x="13.226cm" svg:y="2.7cm">
          <draw:text-box>
            <text:p><text:span text:style-name="T1">1</text:span></text:p>
          </draw:text-box>
        </draw:frame>
        <draw:frame draw:style-name="gr3" draw:text-style-name="P2" draw:layer="layout" svg:width="0.777cm" svg:height="0.818cm" svg:x="13.203cm" svg:y="6.182cm">
          <draw:text-box>
            <text:p><text:span text:style-name="T1">3</text:span></text:p>
          </draw:text-box>
        </draw:frame>
        <draw:frame draw:style-name="gr3" draw:text-style-name="P2" draw:layer="layout" svg:width="0.777cm" svg:height="0.818cm" svg:x="13.923cm" svg:y="4.482cm">
          <draw:text-box>
            <text:p><text:span text:style-name="T1">2</text:span></text:p>
          </draw:text-box>
        </draw:frame>
      </draw:page>
      <draw:page draw:name="page6" draw:style-name="dp1" draw:master-page-name="標準">
        <draw:path draw:style-name="gr1" draw:text-style-name="P1" draw:layer="layout" svg:width="4.683cm" svg:height="0.356cm" draw:transform="skewX (-0.0101229096615671) rotate (0.0973893722612836) translate (4.4cm 5.8cm)" svg:viewBox="0 0 4684 357" svg:d="m0 0c740 70 3272 204 4684 357">
          <text:p/>
        </draw:path>
        <draw:path draw:style-name="gr1" draw:text-style-name="P1" draw:layer="layout" svg:width="3.311cm" svg:height="1.336cm" draw:transform="skewX (0.437903109325377) rotate (0.461988653002899) translate (5.3cm 3.8cm)" svg:viewBox="0 0 3312 1337" svg:d="m0 0c490 193 2377 917 3312 1337">
          <text:p/>
        </draw:path>
        <draw:frame draw:style-name="gr3" draw:text-style-name="P2" draw:layer="layout" svg:width="0.777cm" svg:height="0.818cm" svg:x="5.223cm" svg:y="3.382cm">
          <draw:text-box draw:corner-radius="5.577cm">
            <text:p><text:span text:style-name="T1">1</text:span></text:p>
          </draw:text-box>
        </draw:frame>
        <draw:frame draw:style-name="gr6" draw:text-style-name="P2" draw:layer="layout" svg:width="0.777cm" svg:height="0.818cm" svg:x="4.323cm" svg:y="5.382cm">
          <draw:text-box draw:corner-radius="2.976cm">
            <text:p><text:span text:style-name="T1">2</text:span></text:p>
          </draw:text-box>
        </draw:frame>
        <draw:path draw:style-name="gr1" draw:text-style-name="P1" draw:layer="layout" svg:width="3.937cm" svg:height="2.032cm" draw:transform="skewX (-0.00383972435438753) rotate (0.097563905186483) translate (22.472686709372cm 4.4002311691817cm)" svg:viewBox="0 0 3938 2033" svg:d="m0 2028c1094 107 4172-1501 3924-2028">
          <text:p/>
        </draw:path>
        <draw:path draw:style-name="gr1" draw:text-style-name="P1" draw:layer="layout" svg:width="1.64cm" svg:height="0.663cm" draw:transform="skewX (-0.00261799387799149) rotate (0.0982620368872807) translate (22.578cm 3.118cm)" svg:viewBox="0 0 1641 664" svg:d="m0 0c272 235 1368 444 1641 664">
          <text:p/>
        </draw:path>
        <draw:frame draw:style-name="gr10" draw:text-style-name="P2" draw:layer="layout" svg:width="0.777cm" svg:height="0.818cm" svg:x="22.601cm" svg:y="5.9cm">
          <draw:text-box>
            <text:p><text:span text:style-name="T1">2</text:span></text:p>
          </draw:text-box>
        </draw:frame>
        <draw:frame draw:style-name="gr3" draw:text-style-name="P2" draw:layer="layout" svg:width="0.777cm" svg:height="0.818cm" svg:x="22.478cm" svg:y="2.8cm">
          <draw:text-box>
            <text:p><text:span text:style-name="T1">1</text:span></text:p>
          </draw:text-box>
        </draw:frame>
        <draw:path draw:style-name="gr1" draw:text-style-name="P1" draw:layer="layout" svg:width="2.091cm" svg:height="4.393cm" draw:transform="skewX (0.0785398163397448) rotate (0.145734992541527) translate (16.4886055730851cm 3.00255105916791cm)" svg:viewBox="0 0 2092 4394" svg:d="m2083 0c146 2225-1482 3992-2083 4394">
          <text:p/>
        </draw:path>
        <draw:path draw:style-name="gr1" draw:text-style-name="P1" draw:layer="layout" svg:width="5.178cm" svg:height="0.409cm" draw:transform="skewX (-0.0101229096615671) rotate (0.0973893722612836) translate (14.823cm 4.04285714285714cm)" svg:viewBox="0 0 5179 410" svg:d="m0 0c740 70 3766 256 5179 410">
          <text:p/>
        </draw:path>
        <draw:path draw:style-name="gr1" draw:text-style-name="P1" draw:layer="layout" svg:width="0.164cm" svg:height="2.585cm" draw:transform="skewX (0.00122173047639602) rotate (0.102799892942466) translate (16.031904927644cm 2.71693656647998cm)" svg:viewBox="0 0 165 2586" svg:d="m165 0c-131 1290-97 1918-165 2586">
          <text:p/>
        </draw:path>
        <draw:frame draw:style-name="gr2" draw:text-style-name="P2" draw:layer="layout" svg:width="0.777cm" svg:height="0.818cm" svg:x="14.746cm" svg:y="3.6cm">
          <draw:text-box>
            <text:p><text:span text:style-name="T1">2</text:span></text:p>
          </draw:text-box>
        </draw:frame>
        <draw:frame draw:style-name="gr4" draw:text-style-name="P2" draw:layer="layout" svg:width="0.777cm" svg:height="0.818cm" svg:x="18.223cm" svg:y="2.6cm">
          <draw:text-box draw:corner-radius="5.501cm">
            <text:p><text:span text:style-name="T1">3</text:span></text:p>
          </draw:text-box>
        </draw:frame>
        <draw:frame draw:style-name="gr3" draw:text-style-name="P2" draw:layer="layout" svg:width="0.777cm" svg:height="0.818cm" svg:x="15.846cm" svg:y="2.6cm">
          <draw:text-box>
            <text:p><text:span text:style-name="T1">1</text:span></text:p>
          </draw:text-box>
        </draw:frame>
        <draw:path draw:style-name="gr1" draw:text-style-name="P1" draw:layer="layout" svg:width="1.589cm" svg:height="2.066cm" draw:transform="rotate (0.0996583002888762) translate (11.392164516214cm 4.97769494411225cm)" svg:viewBox="0 0 1590 2067" svg:d="m1590 0c-137 801-876 1905-1590 2067">
          <text:p/>
        </draw:path>
        <draw:path draw:style-name="gr1" draw:text-style-name="P1" draw:layer="layout" svg:width="0.608cm" svg:height="1.056cm" draw:transform="skewX (-0.0481710873550435) translate (10.8506422086769cm 4.94362237450496cm)" svg:viewBox="0 0 609 1057" svg:d="m0 0c25 569 426 650 609 1057">
          <text:p/>
        </draw:path>
        <draw:path draw:style-name="gr1" draw:text-style-name="P1" draw:layer="layout" svg:width="0.609cm" svg:height="1.056cm" draw:transform="skewX (-0.0472984227290463) translate (11.5261678081248cm 4.78101623334632cm)" svg:viewBox="0 0 610 1057" svg:d="m0 0c25 569 426 650 610 1057">
          <text:p/>
        </draw:path>
        <draw:frame draw:style-name="gr11" draw:text-style-name="P2" draw:layer="layout" svg:width="0.777cm" svg:height="0.818cm" svg:x="12.623cm" svg:y="4.782cm">
          <draw:text-box>
            <text:p><text:span text:style-name="T1">3</text:span></text:p>
          </draw:text-box>
        </draw:frame>
        <draw:frame draw:style-name="gr12" draw:text-style-name="P2" draw:layer="layout" svg:width="0.877cm" svg:height="1.111cm" svg:x="11.323cm" svg:y="4.7cm">
          <draw:text-box>
            <text:p><text:span text:style-name="T1">2</text:span></text:p>
          </draw:text-box>
        </draw:frame>
        <draw:frame draw:style-name="gr12" draw:text-style-name="P2" draw:layer="layout" svg:width="0.877cm" svg:height="1.111cm" svg:x="10.7cm" svg:y="4.862cm">
          <draw:text-box>
            <text:p><text:span text:style-name="T1">1</text:span></text:p>
          </draw:text-box>
        </draw:frame>
      </draw:page>
      <draw:page draw:name="page7" draw:style-name="dp1" draw:master-page-name="標準">
        <draw:path draw:style-name="gr1" draw:text-style-name="P1" draw:layer="layout" svg:width="3.15cm" svg:height="0.466cm" draw:transform="skewX (0.169646003293849) rotate (0.215199096770901) translate (8.5cm 4.8cm)" svg:viewBox="0 0 3151 467" svg:d="m0 0c770 156 2133 351 3151 467">
          <text:p/>
        </draw:path>
        <draw:path draw:style-name="gr1" draw:text-style-name="P1" draw:layer="layout" svg:width="3.44cm" svg:height="4.633cm" draw:transform="skewX (0.169471470368649) rotate (0.215199096770901) translate (8.22335677363212cm 3.53861135003777cm)" svg:viewBox="0 0 3441 4634" svg:d="m181 0c32 1487-217 2421-176 3712 695 443 2948 424 3436 922">
          <text:p/>
        </draw:path>
        <draw:frame draw:style-name="gr9" draw:text-style-name="P2" draw:layer="layout" svg:width="0.777cm" svg:height="0.818cm" svg:x="8.5cm" svg:y="4.4cm">
          <draw:text-box>
            <text:p><text:span text:style-name="T1">2</text:span></text:p>
          </draw:text-box>
        </draw:frame>
        <draw:frame draw:style-name="gr3" draw:text-style-name="P2" draw:layer="layout" svg:width="0.777cm" svg:height="0.818cm" svg:x="8.023cm" svg:y="3.4cm">
          <draw:text-box>
            <text:p><text:span text:style-name="T1">1</text:span></text:p>
          </draw:text-box>
        </draw:frame>
        <draw:path draw:style-name="gr1" draw:text-style-name="P1" draw:layer="layout" svg:width="2.457cm" svg:height="3.942cm" draw:transform="skewX (0.122347580564803) rotate (0.177325452002624) translate (18.1817035542586cm 3.93337748061391cm)" svg:viewBox="0 0 2458 3943" svg:d="m2457 0c57 2595-2250 3880-2457 3943">
          <text:p/>
        </draw:path>
      </draw:page>
      <draw:page draw:name="page8" draw:style-name="dp1" draw:master-page-name="標準">
        <draw:path draw:style-name="gr1" draw:text-style-name="P1" draw:layer="layout" svg:width="4.461cm" svg:height="1.908cm" draw:transform="skewX (0.011693705988362) rotate (0.105766952670856) translate (3.851cm 4.53870967741935cm)" svg:viewBox="0 0 4462 1909" svg:d="m0 0c1096 113 3766 70 4462 143-199 1044-1484 1385-2040 1766">
          <text:p/>
        </draw:path>
        <draw:path draw:style-name="gr1" draw:text-style-name="P1" draw:layer="layout" svg:width="0.617cm" svg:height="2.268cm" draw:transform="skewX (0.0123918376891598) rotate (0.106465084371654) translate (5.81767446484969cm 5.19677419354839cm)" svg:viewBox="0 0 618 2269" svg:d="m0 0c247 687 455 1849 618 2269">
          <text:p/>
        </draw:path>
        <draw:frame draw:style-name="gr3" draw:text-style-name="P2" draw:layer="layout" svg:width="0.777cm" svg:height="0.818cm" svg:x="3.7cm" svg:y="4.1cm">
          <draw:text-box>
            <text:p><text:span text:style-name="T1">1</text:span></text:p>
          </draw:text-box>
        </draw:frame>
        <draw:frame draw:style-name="gr9" draw:text-style-name="P2" draw:layer="layout" svg:width="0.777cm" svg:height="0.818cm" svg:x="5.6cm" svg:y="5.1cm">
          <draw:text-box>
            <text:p><text:span text:style-name="T1">2</text:span></text:p>
          </draw:text-box>
        </draw:frame>
        <draw:path draw:style-name="gr1" draw:text-style-name="P1" draw:layer="layout" svg:width="1.697cm" svg:height="0.745cm" draw:transform="skewX (-0.00349065850398864) rotate (0.0982620368872807) translate (22.7566923076923cm 5.50042857142857cm)" svg:viewBox="0 0 1698 746" svg:d="m0 0c558 359 1346 326 1698 746">
          <text:p/>
        </draw:path>
        <draw:path draw:style-name="gr1" draw:text-style-name="P1" draw:layer="layout" svg:width="2.827cm" svg:height="4.179cm" draw:transform="skewX (-0.00017453292519945) rotate (0.0996583002888762) translate (22.3894350481398cm 4.49324674455408cm)" svg:viewBox="0 0 2828 4180" svg:d="m937 0c1058 103 1218 123 1891 189-193 953-240 3376-2828 3991">
          <text:p/>
        </draw:path>
        <draw:path draw:style-name="gr1" draw:text-style-name="P1" draw:layer="layout" svg:width="1.162cm" svg:height="2.58cm" draw:transform="rotate (0.0998328332140756) translate (21.9647656797768cm 3.8159153306976cm)" svg:viewBox="0 0 1163 2581" svg:d="m1163 0c-70 697-923 2120-1163 2581">
          <text:p/>
        </draw:path>
        <draw:frame draw:style-name="gr6" draw:text-style-name="P2" draw:layer="layout" svg:width="0.777cm" svg:height="0.818cm" svg:x="23.246cm" svg:y="3.931cm">
          <draw:text-box>
            <text:p><text:span text:style-name="T1">2</text:span></text:p>
          </draw:text-box>
        </draw:frame>
        <draw:frame draw:style-name="gr3" draw:text-style-name="P2" draw:layer="layout" svg:width="0.777cm" svg:height="0.818cm" svg:x="21.8cm" svg:y="5.94cm">
          <draw:text-box>
            <text:p><text:span text:style-name="T1">1</text:span></text:p>
          </draw:text-box>
        </draw:frame>
        <draw:frame draw:style-name="gr4" draw:text-style-name="P2" draw:layer="layout" svg:width="0.777cm" svg:height="0.818cm" svg:x="22.722cm" svg:y="5.2cm">
          <draw:text-box>
            <text:p><text:span text:style-name="T1">3</text:span></text:p>
          </draw:text-box>
        </draw:frame>
        <draw:frame draw:style-name="gr3" draw:text-style-name="P2" draw:layer="layout" svg:width="0.777cm" svg:height="0.818cm" svg:x="22.645cm" svg:y="3.582cm">
          <draw:text-box>
            <text:p><text:span text:style-name="T1">1</text:span></text:p>
          </draw:text-box>
        </draw:frame>
        <draw:path draw:style-name="gr1" draw:text-style-name="P1" draw:layer="layout" svg:width="1.543cm" svg:height="1.235cm" draw:transform="skewX (-0.0191986217719376) rotate (-0.109955742875643) translate (25.899cm 3.7cm)" svg:viewBox="0 0 1544 1236" svg:d="m0 0c528 254 1375 877 1544 1236">
          <text:p/>
        </draw:path>
        <draw:frame draw:style-name="gr2" draw:text-style-name="P2" draw:layer="layout" svg:width="0.777cm" svg:height="0.818cm" svg:x="25.722cm" svg:y="3.5cm">
          <draw:text-box>
            <text:p><text:span text:style-name="T1">5</text:span></text:p>
          </draw:text-box>
        </draw:frame>
        <draw:path draw:style-name="gr1" draw:text-style-name="P1" draw:layer="layout" svg:width="1.519cm" svg:height="1.234cm" draw:transform="skewX (-0.022165681500328) rotate (-0.111701072127637) translate (26.722cm 3.2cm)" svg:viewBox="0 0 1520 1235" svg:d="m0 0c520 254 1353 877 1520 1235">
          <text:p/>
        </draw:path>
        <draw:frame draw:style-name="gr2" draw:text-style-name="P2" draw:layer="layout" svg:width="0.777cm" svg:height="0.818cm" svg:x="26.522cm" svg:y="3cm">
          <draw:text-box>
            <text:p><text:span text:style-name="T1">4</text:span></text:p>
          </draw:text-box>
        </draw:frame>
        <draw:path draw:style-name="gr1" draw:text-style-name="P1" draw:layer="layout" svg:width="2.656cm" svg:height="3.452cm" draw:transform="rotate (0.0996583002888762) translate (13.8564684736903cm 4.36432551262274cm)" svg:viewBox="0 0 2657 3453" svg:d="m2657 0c-230 1338-1464 3183-2657 3453">
          <text:p/>
        </draw:path>
        <draw:path draw:style-name="gr1" draw:text-style-name="P1" draw:layer="layout" svg:width="0.902cm" svg:height="1.299cm" draw:transform="skewX (-0.0570722665402146) translate (12.923cm 4.2cm)" svg:viewBox="0 0 903 1300" svg:d="m0 0c37 700 631 800 903 1300">
          <text:p/>
        </draw:path>
        <draw:path draw:style-name="gr1" draw:text-style-name="P1" draw:layer="layout" svg:width="0.902cm" svg:height="1.299cm" draw:transform="skewX (-0.0570722665402146) translate (13.923cm 4cm)" svg:viewBox="0 0 903 1300" svg:d="m0 0c37 700 631 800 903 1300">
          <text:p/>
        </draw:path>
        <draw:frame draw:style-name="gr6" draw:text-style-name="P2" draw:layer="layout" svg:width="0.777cm" svg:height="0.818cm" svg:x="13.623cm" svg:y="3.9cm">
          <draw:text-box>
            <text:p><text:span text:style-name="T1">2</text:span></text:p>
          </draw:text-box>
        </draw:frame>
        <draw:frame draw:style-name="gr3" draw:text-style-name="P2" draw:layer="layout" svg:width="0.777cm" svg:height="0.818cm" svg:x="12.7cm" svg:y="4.1cm">
          <draw:text-box>
            <text:p><text:span text:style-name="T1">1</text:span></text:p>
          </draw:text-box>
        </draw:frame>
      </draw:page>
      <draw:page draw:name="page9" draw:style-name="dp1" draw:master-page-name="標準">
        <draw:path draw:style-name="gr1" draw:text-style-name="P1" draw:layer="layout" svg:width="2.916cm" svg:height="4.335cm" draw:transform="skewX (-0.0219911485751286) rotate (0.0893608577021097) translate (6.96609468535339cm 3.76476255147918cm)" svg:viewBox="0 0 2917 4336" svg:d="m367 0c1380 29 2538-1 2550 801s-1709 763-2551 1031c582 147 2575-341 2485 1369s-1934 972-2851 1004">
          <text:p/>
        </draw:path>
        <draw:path draw:style-name="gr1" draw:text-style-name="P1" draw:layer="layout" svg:width="0.046cm" svg:height="2.763cm" draw:transform="skewX (-1.03794730616103) rotate (-1.04265969514141) translate (6.76405587836584cm 2.91883864890253cm)" svg:viewBox="0 0 47 2764" svg:d="m19 0c-29 553-29-242 28 2764">
          <text:p/>
        </draw:path>
        <draw:frame draw:style-name="gr13" draw:text-style-name="P2" draw:layer="layout" svg:width="1.012cm" svg:height="1.065cm" svg:x="6.38cm" svg:y="2.8cm">
          <draw:text-box>
            <text:p><text:span text:style-name="T1">1</text:span></text:p>
          </draw:text-box>
        </draw:frame>
        <draw:frame draw:style-name="gr13" draw:text-style-name="P2" draw:layer="layout" svg:width="1.012cm" svg:height="1.065cm" svg:x="7.255cm" svg:y="3.256cm">
          <draw:text-box>
            <text:p><text:span text:style-name="T1">2</text:span></text:p>
          </draw:text-box>
        </draw:frame>
        <draw:polyline draw:style-name="gr1" draw:text-style-name="P1" draw:layer="layout" svg:width="3.733cm" svg:height="5.182cm" draw:transform="skewX (0.0671951762017817) rotate (0.141197136486341) translate (12.9422562946976cm 3.51196541282915cm)" svg:viewBox="0 0 3734 5183" draw:points="0,4556 1243,0 2012,4351 3621,336 3734,5183">
          <text:p/>
        </draw:polyline>
        <draw:frame draw:style-name="gr14" draw:text-style-name="P2" draw:layer="layout" svg:width="1.011cm" svg:height="1.065cm" svg:x="13.001cm" svg:y="7.303cm">
          <draw:text-box>
            <text:p><text:span text:style-name="T1">1</text:span></text:p>
          </draw:text-box>
        </draw:frame>
        <draw:polyline draw:style-name="gr1" draw:text-style-name="P1" draw:layer="layout" svg:width="5.285cm" svg:height="4.878cm" draw:transform="skewX (0.0628318530717959) rotate (0.13857914260835) translate (20.1020181353174cm 3.5278307370379cm)" svg:viewBox="0 0 5286 4879" draw:points="0,0 921,4612 2707,1430 3793,4879 5286,828">
          <text:p/>
        </draw:polyline>
        <draw:frame draw:style-name="gr15" draw:text-style-name="P2" draw:layer="layout" svg:width="1.084cm" svg:height="1.118cm" svg:x="19.801cm" svg:y="3.489cm">
          <draw:text-box>
            <text:p><text:span text:style-name="T1">1</text:span></text:p>
          </draw:text-box>
        </draw:frame>
      </draw:page>
      <draw:page draw:name="page10" draw:style-name="dp1" draw:master-page-name="標準">
        <draw:path draw:style-name="gr1" draw:text-style-name="P1" draw:layer="layout" svg:width="0.907cm" svg:height="2.755cm" draw:transform="rotate (0.0996583002888762) translate (6.666cm 4.272cm)" svg:viewBox="0 0 908 2756" svg:d="m0 0c1383 239 896 2100 428 2756">
          <text:p/>
        </draw:path>
        <draw:path draw:style-name="gr1" draw:text-style-name="P1" draw:layer="layout" svg:width="1.351cm" svg:height="3.797cm" draw:transform="rotate (0.0996583002888762) translate (3.82175185334021cm 4.17982399652578cm)" svg:viewBox="0 0 1352 3798" svg:d="m79 0c-115 934-193 3233 428 3761 206 177 589-327 845-418">
          <text:p/>
        </draw:path>
        <draw:frame draw:style-name="gr8" draw:text-style-name="P2" draw:layer="layout" svg:width="0.777cm" svg:height="0.818cm" svg:x="6.6cm" svg:y="3.954cm">
          <draw:text-box>
            <text:p><text:span text:style-name="T1">2</text:span></text:p>
          </draw:text-box>
        </draw:frame>
        <draw:frame draw:style-name="gr8" draw:text-style-name="P2" draw:layer="layout" svg:width="0.777cm" svg:height="0.818cm" svg:x="3.523cm" svg:y="4.136cm">
          <draw:text-box draw:corner-radius="6.499cm">
            <text:p><text:span text:style-name="T1">1</text:span></text:p>
          </draw:text-box>
        </draw:frame>
        <draw:path draw:style-name="gr1" draw:text-style-name="P1" draw:layer="layout" svg:width="1.482cm" svg:height="4.775cm" draw:transform="rotate (0.0996583002888762) translate (12.3248001468356cm 3.24750456104944cm)" svg:viewBox="0 0 1483 4776" svg:d="m1483 0c-508 1055 328 3751-866 3632-421-42-975-1304 119-1194 1204 20 179 2229-736 2338">
          <text:p/>
        </draw:path>
        <draw:path draw:style-name="gr1" draw:text-style-name="P1" draw:layer="layout" svg:width="4.905cm" svg:height="0.272cm" draw:transform="rotate (0.0996583002888762) translate (11.4cm 4.662cm)" svg:viewBox="0 0 4906 273" svg:d="m0 0c1383 239 3682 368 4906 189">
          <text:p/>
        </draw:path>
        <draw:frame draw:style-name="gr8" draw:text-style-name="P2" draw:layer="layout" svg:width="0.777cm" svg:height="0.818cm" svg:x="11.3cm" svg:y="4.3cm">
          <draw:text-box draw:corner-radius="6.499cm">
            <text:p><text:span text:style-name="T1">1</text:span></text:p>
          </draw:text-box>
        </draw:frame>
        <draw:frame draw:style-name="gr8" draw:text-style-name="P2" draw:layer="layout" svg:width="0.777cm" svg:height="0.818cm" svg:x="13.4cm" svg:y="2.982cm">
          <draw:text-box>
            <text:p><text:span text:style-name="T1">2</text:span></text:p>
          </draw:text-box>
        </draw:frame>
        <draw:path draw:style-name="gr1" draw:text-style-name="P1" draw:layer="layout" svg:width="1.482cm" svg:height="4.775cm" draw:transform="rotate (0.0996583002888762) translate (21.3248001468356cm 3.16550456104944cm)" svg:viewBox="0 0 1483 4776" svg:d="m1483 0c-508 1055 328 3751-866 3632-421-42-975-1304 119-1194 1204 20 179 2229-736 2338">
          <text:p/>
        </draw:path>
        <draw:path draw:style-name="gr1" draw:text-style-name="P1" draw:layer="layout" svg:width="4.506cm" svg:height="0.257cm" draw:transform="skewX (0.00628318530717961) rotate (0.102799892942466) translate (20.5cm 4.76602366863905cm)" svg:viewBox="0 0 4507 258" svg:d="m0 0c1271 226 3383 349 4507 179">
          <text:p/>
        </draw:path>
        <draw:frame draw:style-name="gr8" draw:text-style-name="P2" draw:layer="layout" svg:width="0.777cm" svg:height="0.818cm" svg:x="20.4cm" svg:y="4.4cm">
          <draw:text-box draw:corner-radius="6.499cm">
            <text:p><text:span text:style-name="T1">1</text:span></text:p>
          </draw:text-box>
        </draw:frame>
        <draw:frame draw:style-name="gr8" draw:text-style-name="P2" draw:layer="layout" svg:width="0.777cm" svg:height="0.818cm" svg:x="22.4cm" svg:y="2.9cm">
          <draw:text-box>
            <text:p><text:span text:style-name="T1">2</text:span></text:p>
          </draw:text-box>
        </draw:frame>
        <draw:path draw:style-name="gr1" draw:text-style-name="P1" draw:layer="layout" svg:width="1.543cm" svg:height="1.235cm" draw:transform="skewX (-0.0191986217719376) rotate (-0.109955742875643) translate (24.477cm 3.299cm)" svg:viewBox="0 0 1544 1236" svg:d="m0 0c528 254 1375 877 1544 1236">
          <text:p/>
        </draw:path>
        <draw:frame draw:style-name="gr2" draw:text-style-name="P2" draw:layer="layout" svg:width="0.777cm" svg:height="0.818cm" svg:x="24.3cm" svg:y="3.099cm">
          <draw:text-box>
            <text:p><text:span text:style-name="T1">4</text:span></text:p>
          </draw:text-box>
        </draw:frame>
        <draw:path draw:style-name="gr1" draw:text-style-name="P1" draw:layer="layout" svg:width="1.519cm" svg:height="1.234cm" draw:transform="skewX (-0.022165681500328) rotate (-0.111701072127637) translate (25.3cm 2.799cm)" svg:viewBox="0 0 1520 1235" svg:d="m0 0c520 254 1353 877 1520 1235">
          <text:p/>
        </draw:path>
        <draw:frame draw:style-name="gr2" draw:text-style-name="P2" draw:layer="layout" svg:width="0.777cm" svg:height="0.818cm" svg:x="25.1cm" svg:y="2.599cm">
          <draw:text-box>
            <text:p><text:span text:style-name="T1">3</text:span></text:p>
          </draw:text-box>
        </draw:frame>
      </draw:page>
      <draw:page draw:name="page11" draw:style-name="dp1" draw:master-page-name="標準">
        <draw:path draw:style-name="gr1" draw:text-style-name="P1" draw:layer="layout" svg:width="5.415cm" svg:height="4.492cm" draw:transform="skewX (0.0731292956585624) rotate (0.142593399887937) translate (3.60405858734594cm 3.87622418155614cm)" svg:viewBox="0 0 5416 4493" svg:d="m0 1581c475 37 1561-1350 1944-1581 222 318 2413 3913 3472 4493">
          <text:p/>
        </draw:path>
        <draw:frame draw:style-name="gr16" draw:text-style-name="P2" draw:layer="layout" svg:width="0.94cm" svg:height="1.169cm" svg:x="3.6cm" svg:y="4.917cm">
          <draw:text-box>
            <text:p><text:span text:style-name="T1">1</text:span></text:p>
          </draw:text-box>
        </draw:frame>
        <draw:path draw:style-name="gr1" draw:text-style-name="P1" draw:layer="layout" svg:width="1.543cm" svg:height="1.235cm" draw:transform="skewX (-0.0191986217719376) rotate (-0.109955742875643) translate (7.254cm 3.1cm)" svg:viewBox="0 0 1544 1236" svg:d="m0 0c528 254 1375 877 1544 1236">
          <text:p/>
        </draw:path>
        <draw:frame draw:style-name="gr2" draw:text-style-name="P2" draw:layer="layout" svg:width="0.777cm" svg:height="0.818cm" svg:x="7.077cm" svg:y="2.9cm">
          <draw:text-box>
            <text:p><text:span text:style-name="T1">3</text:span></text:p>
          </draw:text-box>
        </draw:frame>
        <draw:path draw:style-name="gr1" draw:text-style-name="P1" draw:layer="layout" svg:width="1.519cm" svg:height="1.234cm" draw:transform="skewX (-0.022165681500328) rotate (-0.111701072127638) translate (8.077cm 2.6cm)" svg:viewBox="0 0 1520 1235" svg:d="m0 0c520 254 1353 877 1520 1235">
          <text:p/>
        </draw:path>
        <draw:frame draw:style-name="gr2" draw:text-style-name="P2" draw:layer="layout" svg:width="0.777cm" svg:height="0.818cm" svg:x="7.877cm" svg:y="2.4cm">
          <draw:text-box>
            <text:p><text:span text:style-name="T1">2</text:span></text:p>
          </draw:text-box>
        </draw:frame>
        <draw:path draw:style-name="gr1" draw:text-style-name="P1" draw:layer="layout" svg:width="4.56cm" svg:height="2.648cm" draw:transform="skewX (0.0200712863979348) rotate (0.109955742875643) translate (13.405125828487cm 5.07627943664287cm)" svg:viewBox="0 0 4561 2649" svg:d="m0 2642c1267 140 4832-1955 4545-2642">
          <text:p/>
        </draw:path>
        <draw:path draw:style-name="gr1" draw:text-style-name="P1" draw:layer="layout" svg:width="1.902cm" svg:height="0.863cm" draw:transform="skewX (0.0230383461263251) rotate (0.110304808726042) translate (13.52668556039cm 3.40337404703cm)" svg:viewBox="0 0 1903 864" svg:d="m0 0c316 306 1586 578 1903 864">
          <text:p/>
        </draw:path>
        <draw:frame draw:style-name="gr17" draw:text-style-name="P2" draw:layer="layout" svg:width="0.899cm" svg:height="1.067cm" svg:x="13.553cm" svg:y="7.233cm">
          <draw:text-box>
            <text:p><text:span text:style-name="T1">2</text:span></text:p>
          </draw:text-box>
        </draw:frame>
        <draw:frame draw:style-name="gr17" draw:text-style-name="P2" draw:layer="layout" svg:width="0.899cm" svg:height="1.067cm" svg:x="13.411cm" svg:y="3.188cm">
          <draw:text-box>
            <text:p><text:span text:style-name="T1">1</text:span></text:p>
          </draw:text-box>
        </draw:frame>
        <draw:path draw:style-name="gr1" draw:text-style-name="P1" draw:layer="layout" svg:width="3.143cm" svg:height="4.405cm" draw:transform="skewX (0.0151843644923507) rotate (0.107512281922851) translate (22.6291048075585cm 3.49632249146668cm)" svg:viewBox="0 0 3144 4406" svg:d="m3144 0c-272 1707-1732 4061-3144 4406">
          <text:p/>
        </draw:path>
        <draw:path draw:style-name="gr1" draw:text-style-name="P1" draw:layer="layout" svg:width="1.066cm" svg:height="1.659cm" draw:transform="skewX (-0.0528834763354282) translate (21.525657060877cm 3.28670680938327cm)" svg:viewBox="0 0 1067 1660" svg:d="m0 0c44 894 746 1021 1067 1660">
          <text:p/>
        </draw:path>
        <draw:path draw:style-name="gr1" draw:text-style-name="P1" draw:layer="layout" svg:width="1.066cm" svg:height="1.659cm" draw:transform="skewX (-0.0528834763354282) translate (22.7078378750204cm 3.0313394414123cm)" svg:viewBox="0 0 1067 1660" svg:d="m0 0c44 894 746 1021 1067 1660">
          <text:p/>
        </draw:path>
        <draw:frame draw:style-name="gr18" draw:text-style-name="P2" draw:layer="layout" svg:width="0.92cm" svg:height="1.044cm" svg:x="25.28cm" svg:y="3.031cm">
          <draw:text-box>
            <text:p><text:span text:style-name="T1">3</text:span></text:p>
          </draw:text-box>
        </draw:frame>
        <draw:frame draw:style-name="gr19" draw:text-style-name="P2" draw:layer="layout" svg:width="0.917cm" svg:height="1.044cm" svg:x="22.354cm" svg:y="2.904cm">
          <draw:text-box>
            <text:p><text:span text:style-name="T1">2</text:span></text:p>
          </draw:text-box>
        </draw:frame>
        <draw:frame draw:style-name="gr20" draw:text-style-name="P2" draw:layer="layout" svg:width="0.919cm" svg:height="1.044cm" svg:x="21.262cm" svg:y="3.16cm">
          <draw:text-box>
            <text:p><text:span text:style-name="T1">1</text:span></text:p>
          </draw:text-box>
        </draw:frame>
      </draw:page>
      <draw:page draw:name="page12" draw:style-name="dp1" draw:master-page-name="標準">
        <draw:path draw:style-name="gr1" draw:text-style-name="P1" draw:layer="layout" svg:width="2.766cm" svg:height="3.841cm" draw:transform="skewX (0.0136135681655558) rotate (0.106639617296854) translate (10.1042774854975cm 4.47400941289391cm)" svg:viewBox="0 0 2767 3842" svg:d="m2767 0c-239 1489-1524 3542-2767 3842">
          <text:p/>
        </draw:path>
        <draw:path draw:style-name="gr1" draw:text-style-name="P1" draw:layer="layout" svg:width="0.939cm" svg:height="1.447cm" draw:transform="skewX (-0.0530580092606276) translate (9.13210204081632cm 4.29090909090909cm)" svg:viewBox="0 0 940 1448" svg:d="m0 0c39 780 657 891 940 1448">
          <text:p/>
        </draw:path>
        <draw:path draw:style-name="gr1" draw:text-style-name="P1" draw:layer="layout" svg:width="0.939cm" svg:height="1.447cm" draw:transform="skewX (-0.0530580092606276) translate (10.1729183673469cm 4.06818181818182cm)" svg:viewBox="0 0 940 1448" svg:d="m0 0c39 780 657 891 940 1448">
          <text:p/>
        </draw:path>
        <draw:frame draw:style-name="gr21" draw:text-style-name="P2" draw:layer="layout" svg:width="0.808cm" svg:height="0.911cm" svg:x="9.861cm" svg:y="3.957cm">
          <draw:text-box>
            <text:p><text:span text:style-name="T1">2</text:span></text:p>
          </draw:text-box>
        </draw:frame>
        <draw:frame draw:style-name="gr22" draw:text-style-name="P2" draw:layer="layout" svg:width="0.809cm" svg:height="0.911cm" svg:x="8.9cm" svg:y="4.18cm">
          <draw:text-box>
            <text:p><text:span text:style-name="T1">1</text:span></text:p>
          </draw:text-box>
        </draw:frame>
        <draw:path draw:style-name="gr1" draw:text-style-name="P1" draw:layer="layout" svg:width="3.155cm" svg:height="1.123cm" draw:transform="skewX (-0.0204203522483337) rotate (0.0905825881785057) translate (3.3619569790953cm 7.46860182452332cm)" svg:viewBox="0 0 3156 1124" svg:d="m0 0c836 499 2628 541 3156 1124">
          <text:p/>
        </draw:path>
        <draw:path draw:style-name="gr1" draw:text-style-name="P1" draw:layer="layout" svg:width="2.583cm" svg:height="0.768cm" draw:transform="skewX (-0.0150098315671512) rotate (0.0904080552533063) translate (3.99311602473192cm 5.69407573917172cm)" svg:viewBox="0 0 2584 769" svg:d="m0 0c410 325 2172 464 2584 769">
          <text:p/>
        </draw:path>
        <draw:path draw:style-name="gr1" draw:text-style-name="P1" draw:layer="layout" svg:width="2.726cm" svg:height="1.014cm" draw:transform="skewX (-0.0185004900711399) rotate (0.0914552528045028) translate (4.11609530772187cm 4.00444276003717cm)" svg:viewBox="0 0 2727 1015" svg:d="m0 0c837 499 2199 431 2727 1015">
          <text:p/>
        </draw:path>
        <draw:frame draw:style-name="gr23" draw:text-style-name="P2" draw:layer="layout" svg:width="0.943cm" svg:height="1.033cm" svg:x="3.3cm" svg:y="7.114cm">
          <draw:text-box>
            <text:p><text:span text:style-name="T1">3</text:span></text:p>
          </draw:text-box>
        </draw:frame>
        <draw:frame draw:style-name="gr23" draw:text-style-name="P2" draw:layer="layout" svg:width="0.943cm" svg:height="1.033cm" svg:x="4.029cm" svg:y="3.703cm">
          <draw:text-box>
            <text:p><text:span text:style-name="T1">1</text:span></text:p>
          </draw:text-box>
        </draw:frame>
        <draw:frame draw:style-name="gr24" draw:text-style-name="P2" draw:layer="layout" svg:width="0.944cm" svg:height="1.033cm" svg:x="3.907cm" svg:y="5.368cm">
          <draw:text-box>
            <text:p><text:span text:style-name="T1">2</text:span></text:p>
          </draw:text-box>
        </draw:frame>
        <draw:path draw:style-name="gr1" draw:text-style-name="P1" draw:layer="layout" svg:width="3.292cm" svg:height="0.517cm" draw:transform="skewX (0.191288086018579) rotate (0.229685329562454) translate (15.9658571428571cm 5.39309090909091cm)" svg:viewBox="0 0 3293 518" svg:d="m0 0c805 173 2229 389 3293 518">
          <text:p/>
        </draw:path>
        <draw:path draw:style-name="gr1" draw:text-style-name="P1" draw:layer="layout" svg:width="3.592cm" svg:height="5.142cm" draw:transform="skewX (0.186924762888593) rotate (0.229685329562454) translate (15.6778480044558cm 3.98836801194262cm)" svg:viewBox="0 0 3593 5143" svg:d="m189 0c33 1651-227 2687-184 4120 726 492 3078 471 3588 1023">
          <text:p/>
        </draw:path>
        <draw:frame draw:style-name="gr22" draw:text-style-name="P2" draw:layer="layout" svg:width="0.809cm" svg:height="0.911cm" svg:x="15.966cm" svg:y="4.948cm">
          <draw:text-box>
            <text:p><text:span text:style-name="T1">2</text:span></text:p>
          </draw:text-box>
        </draw:frame>
        <draw:frame draw:style-name="gr22" draw:text-style-name="P2" draw:layer="layout" svg:width="0.809cm" svg:height="0.911cm" svg:x="15.469cm" svg:y="3.834cm">
          <draw:text-box>
            <text:p><text:span text:style-name="T1">1</text:span></text:p>
          </draw:text-box>
        </draw:frame>
        <draw:path draw:style-name="gr1" draw:text-style-name="P1" draw:layer="layout" svg:width="4.56cm" svg:height="1.572cm" draw:transform="skewX (0.00994837673636766) rotate (0.104196156344061) translate (22.2635526423376cm 6.51971665115725cm)" svg:viewBox="0 0 4561 1573" svg:d="m0 1562c771 78 3922-234 4561-1562">
          <text:p/>
        </draw:path>
        <draw:path draw:style-name="gr1" draw:text-style-name="P1" draw:layer="layout" svg:width="1.789cm" svg:height="0.617cm" draw:transform="skewX (0.011693705988362) rotate (0.105243353895258) translate (22.2063971742543cm 5.51122727272728cm)" svg:viewBox="0 0 1790 618" svg:d="m0 0c284 260 1504 373 1790 618">
          <text:p/>
        </draw:path>
        <draw:path draw:style-name="gr1" draw:text-style-name="P1" draw:layer="layout" svg:width="1.768cm" svg:height="0.829cm" draw:transform="skewX (0.0109955742875643) rotate (0.105243353895258) translate (22.410557299843cm 4.12259090909091cm)" svg:viewBox="0 0 1769 830" svg:d="m0 0c582 400 1402 363 1769 830">
          <text:p/>
        </draw:path>
        <draw:frame draw:style-name="gr22" draw:text-style-name="P2" draw:layer="layout" svg:width="0.809cm" svg:height="0.911cm" svg:x="22.348cm" svg:y="3.8cm">
          <draw:text-box>
            <text:p><text:span text:style-name="T1">1</text:span></text:p>
          </draw:text-box>
        </draw:frame>
        <draw:frame draw:style-name="gr22" draw:text-style-name="P2" draw:layer="layout" svg:width="0.809cm" svg:height="0.911cm" svg:x="22.324cm" svg:y="7.607cm">
          <draw:text-box draw:corner-radius="5.501cm">
            <text:p><text:span text:style-name="T1">3</text:span></text:p>
          </draw:text-box>
        </draw:frame>
        <draw:frame draw:style-name="gr22" draw:text-style-name="P2" draw:layer="layout" svg:width="0.809cm" svg:height="0.911cm" svg:x="22.14cm" svg:y="5.137cm">
          <draw:text-box>
            <text:p><text:span text:style-name="T1">2</text:span></text:p>
          </draw:text-box>
        </draw:frame>
        <draw:path draw:style-name="gr1" draw:text-style-name="P1" draw:layer="layout" svg:width="1.543cm" svg:height="1.235cm" draw:transform="skewX (-0.0191986217719376) rotate (-0.109955742875643) translate (18.677cm 3.999cm)" svg:viewBox="0 0 1544 1236" svg:d="m0 0c528 254 1375 877 1544 1236">
          <text:p/>
        </draw:path>
        <draw:frame draw:style-name="gr2" draw:text-style-name="P2" draw:layer="layout" svg:width="0.777cm" svg:height="0.818cm" svg:x="18.5cm" svg:y="3.799cm">
          <draw:text-box>
            <text:p><text:span text:style-name="T1">4</text:span></text:p>
          </draw:text-box>
        </draw:frame>
        <draw:path draw:style-name="gr1" draw:text-style-name="P1" draw:layer="layout" svg:width="1.519cm" svg:height="1.234cm" draw:transform="skewX (-0.022165681500328) rotate (-0.111701072127637) translate (19.5cm 3.499cm)" svg:viewBox="0 0 1520 1235" svg:d="m0 0c520 254 1353 877 1520 1235">
          <text:p/>
        </draw:path>
        <draw:frame draw:style-name="gr2" draw:text-style-name="P2" draw:layer="layout" svg:width="0.777cm" svg:height="0.818cm" svg:x="19.3cm" svg:y="3.299cm">
          <draw:text-box>
            <text:p><text:span text:style-name="T1">3</text:span></text:p>
          </draw:text-box>
        </draw:frame>
      </draw:page>
      <draw:page draw:name="page13" draw:style-name="dp1" draw:master-page-name="標準">
        <draw:polyline draw:style-name="gr1" draw:text-style-name="P1" draw:layer="layout" svg:width="4.254cm" svg:height="6.42cm" draw:transform="skewX (0.0982620368872808) rotate (0.162490153360672) translate (6.94027777777778cm 3.52455696202532cm)" svg:viewBox="0 0 4255 6421" draw:points="0,0 1629,6421 4255,679">
          <text:p/>
        </draw:polyline>
        <draw:frame draw:style-name="gr25" draw:text-style-name="P2" draw:layer="layout" svg:width="1.222cm" svg:height="1.479cm" svg:x="6.6cm" svg:y="3.472cm">
          <draw:text-box>
            <text:p><text:span text:style-name="T1">1</text:span></text:p>
          </draw:text-box>
        </draw:frame>
        <draw:polyline draw:style-name="gr1" draw:text-style-name="P1" draw:layer="layout" svg:width="5.651cm" svg:height="5.778cm" draw:transform="skewX (0.085870199198121) rotate (0.154112572951099) translate (16.7486111111111cm 3.74618838421444cm)" svg:viewBox="0 0 5652 5779" draw:points="0,0 983,5463 2894,1694 4054,5779 5652,982">
          <text:p/>
        </draw:polyline>
        <draw:frame draw:style-name="gr26" draw:text-style-name="P2" draw:layer="layout" svg:width="1.155cm" svg:height="1.328cm" svg:x="16.428cm" svg:y="3.7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21T09:15:26.10</meta:creation-date>
    <meta:print-date>2015-07-03T08:19:18.51</meta:print-date>
    <dc:date>2015-07-03T10:00:01.06</dc:date>
    <meta:editing-duration>PT13H27M7S</meta:editing-duration>
    <meta:editing-cycles>3</meta:editing-cycles>
    <meta:generator>LibreOffice/3.4$Win32 LibreOffice_project/340m1$Build-203</meta:generator>
    <meta:document-statistic meta:object-count="216"/>
  </office:meta>
</office:document-meta>
</file>